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4965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лок управления клапанами выполнен модульным сборным. Состоит из кросс платы, но которую устанавливаются остальные составляющие; платы преобразователей, которая оборудована несколькими понижающими импульсными преобразователями напряжения, необходимыми для питаниц внутренних цепей блока; и нескольких наборов, состоящих из платы цифрового управления и платы входов-выходов.</text:p>
      <text:p text:style-name="P1">Каждый комплект платы цифрового управления и входов-выходов может иметь до 12 цифровых входов и 8 цифровых выходов. Комплекты объединены между собой шиной I2C.</text:p>
      <text:p text:style-name="P1"><text:s/>Питание внутренних цепей комплектов плат цифрового управления и входов-выходов производится от импульсных понижающих источников напряжения, расположенных на соответствующей плате.</text:p>
      <text:p text:style-name="P1">Для робота 1.5 предполагается использовать кросс плату, способную содержать до трёх комплектов плат цифрового управления и плат входов-выходов. Для робота 50 – до четырёх.</text:p>
      <text:p text:style-name="P1">Каждый комплект потребляет ток 8 мА – 20 мА в зависимости от режима работы. Эффективность импульсных источников напряжения платы преобразователей составляет около 78%.</text:p>
      <text:p text:style-name="P1">Блок управления клапанами получает инструкции через любой из комплектов плат цифрового управления и входов-выходов либо посредством шины I2C, либо через соединение USB, которым опционально может быть снабжена любая из плат цифрового управления. Идентификация плат цифрового управления в рамках протокола шины I2C производится с помощью семиразрядных адресов устройств. Четыре разряда из семи возможных постоянны, а три из них могут быть заданы с помощью перемычек, которыми оборудованы платы цифрового управления.</text:p>
      <text:p text:style-name="P1"/>
      <text:p text:style-name="P1">В качестве бортового маршрутизатора, объединённого с бортовой ЭВМ, выбран D-Link DIR-620. Данный маршрутизатор оборудован процессором Ralink RT3052F, работающим на частоте 384МГц, 32МБ оперативной памяти и USB 2.0 Host. Объём встроенной NAND Flash памяти составляет 8МБ. Операционная система - OpenWRT BackFire 10.03-rc4.</text:p>
      <text:p text:style-name="P1">Для работы операционной системы выбран USB Flash накопитель 8Gb Transcend JetFlash 330. Для одновременного подключения нескольких USB утройств предполагается использовать USB разветвитель GiNZZU GR-424UB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" style:font-size-asian="24pt" style:font-weight-asian="bold" style:font-name-complex="Lohit Hindi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 Bashkirov</meta:initial-creator>
    <meta:creation-date>2012-08-30T08:08:37</meta:creation-date>
    <dc:date>2012-08-30T09:17:08</dc:date>
    <dc:creator>Sergey Bashkirov</dc:creator>
    <meta:editing-duration>PT59M9S</meta:editing-duration>
    <meta:editing-cycles>9</meta:editing-cycles>
    <meta:generator>LibreOffice/3.5$Linux_x86 LibreOffice_project/350m1$Build-2</meta:generator>
    <meta:document-statistic meta:table-count="0" meta:image-count="0" meta:object-count="0" meta:page-count="1" meta:paragraph-count="8" meta:word-count="263" meta:character-count="2088" meta:non-whitespace-character-count="1832"/>
  </office:meta>
</office:document-meta>
</file>